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svg:stroke-width="0.02cm" svg:stroke-color="#000000" draw:marker-start-width="0.23cm" draw:marker-end-width="0.23cm" draw:fill="solid" draw:fill-color="#ff9966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objectwithoutfill">
      <style:graphic-properties svg:stroke-width="0.05cm" svg:stroke-color="#000080" draw:marker-start-width="0.275cm" draw:marker-end="Arrowheads_20_1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solid" draw:fill-color="#ff8080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cm" svg:stroke-color="#000000" draw:marker-start-width="0.275cm" draw:marker-end="Arrowheads_20_1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2cm" svg:stroke-color="#000000" draw:marker-start-width="0.23cm" draw:marker-end-width="0.23cm" draw:fill="solid" draw:fill-color="#ffcc99" draw:textarea-horizontal-align="justify" draw:textarea-vertical-align="middle" draw:auto-grow-height="false" fo:padding-top="0.135cm" fo:padding-bottom="0.135cm" fo:padding-left="0.26cm" fo:padding-right="0.26cm"/>
    </style:style>
    <style:style style:name="gr8" style:family="graphic" style:parent-style-name="standard">
      <style:graphic-properties svg:stroke-width="0.02cm" svg:stroke-color="#000000" draw:marker-start-width="0.23cm" draw:marker-end-width="0.23cm" draw:fill="solid" draw:fill-color="#996633" draw:textarea-horizontal-align="justify" draw:textarea-vertical-align="middle" draw:auto-grow-height="false" fo:padding-top="0.135cm" fo:padding-bottom="0.135cm" fo:padding-left="0.26cm" fo:padding-right="0.26cm"/>
    </style:style>
    <style:style style:name="gr9" style:family="graphic" style:parent-style-name="standard">
      <style:graphic-properties svg:stroke-width="0.02cm" svg:stroke-color="#000000" draw:marker-start-width="0.23cm" draw:marker-end-width="0.23cm" draw:fill="solid" draw:fill-color="#ff6633" draw:textarea-horizontal-align="justify" draw:textarea-vertical-align="middle" draw:auto-grow-height="false" fo:padding-top="0.135cm" fo:padding-bottom="0.135cm" fo:padding-left="0.26cm" fo:padding-right="0.26cm"/>
    </style:style>
    <style:style style:name="gr10" style:family="graphic" style:parent-style-name="objectwithoutfill">
      <style:graphic-properties svg:stroke-width="0.05cm" svg:stroke-color="#000080" draw:marker-start-width="0.275cm" draw:marker-end="Arrow_20_concave" draw:marker-end-width="0.37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000000" draw:marker-start-width="0.275cm" draw:marker-end="Arrow_20_concave" draw:marker-end-width="0.3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3cm" svg:stroke-color="#000000" draw:marker-start-width="0.23cm" draw:marker-end="Arrowheads_20_1" draw:marker-end-width="0.23cm" draw:fill="none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draw:stroke="none" svg:stroke-color="#000000" draw:fill="none" draw:fill-color="#ffffff" fo:min-height="3.478cm"/>
    </style:style>
    <style:style style:name="gr14" style:family="graphic" style:parent-style-name="standard">
      <style:graphic-properties svg:stroke-width="0.02cm" svg:stroke-color="#000080" draw:marker-start-width="0.23cm" draw:marker-end-width="0.23cm" draw:fill="solid" draw:fill-color="#00ffff" draw:textarea-horizontal-align="justify" draw:textarea-vertical-align="middle" draw:auto-grow-height="false" fo:min-height="1.009cm" fo:min-width="3.07cm" fo:padding-top="0.1cm" fo:padding-bottom="0.1cm" fo:padding-left="0.1cm" fo:padding-right="0.1cm" fo:wrap-option="wrap"/>
    </style:style>
    <style:style style:name="gr15" style:family="graphic" style:parent-style-name="standard">
      <style:graphic-properties svg:stroke-width="0.02cm" svg:stroke-color="#000080" draw:marker-start-width="0.23cm" draw:marker-end-width="0.23cm" draw:fill="solid" draw:fill-color="#00ffff" draw:textarea-horizontal-align="justify" draw:textarea-vertical-align="middle" draw:auto-grow-height="false" fo:min-height="0.761cm" fo:min-width="3.57cm" fo:padding-top="0.135cm" fo:padding-bottom="0.135cm" fo:padding-left="0.26cm" fo:padding-right="0.26cm"/>
    </style:style>
    <style:style style:name="gr16" style:family="graphic" style:parent-style-name="standard">
      <style:graphic-properties svg:stroke-width="0.02cm" svg:stroke-color="#000080" draw:marker-start-width="0.23cm" draw:marker-end-width="0.23cm" draw:fill="solid" draw:fill-color="#00ffff" draw:textarea-horizontal-align="justify" draw:textarea-vertical-align="middle" draw:auto-grow-height="false" fo:min-height="1.191cm" fo:min-width="2.35cm" fo:padding-top="0.1cm" fo:padding-bottom="0.1cm" fo:padding-left="0.1cm" fo:padding-right="0.1cm" fo:wrap-option="wrap"/>
    </style:style>
    <style:style style:name="gr17" style:family="graphic" style:parent-style-name="standard">
      <style:graphic-properties svg:stroke-width="0.02cm" svg:stroke-color="#000080" draw:marker-start-width="0.23cm" draw:marker-end-width="0.23cm" draw:fill="solid" draw:fill-color="#00ffff" draw:textarea-horizontal-align="justify" draw:textarea-vertical-align="middle" draw:auto-grow-height="false" fo:min-height="0.814cm" fo:min-width="2.263cm" fo:padding-top="0.135cm" fo:padding-bottom="0.135cm" fo:padding-left="0.26cm" fo:padding-right="0.26cm"/>
    </style:style>
    <style:style style:name="gr18" style:family="graphic" style:parent-style-name="standard">
      <style:graphic-properties svg:stroke-width="0.02cm" svg:stroke-color="#000080" draw:marker-start-width="0.23cm" draw:marker-end-width="0.23cm" draw:fill="solid" draw:fill-color="#00ffff" draw:textarea-horizontal-align="justify" draw:textarea-vertical-align="middle" draw:auto-grow-height="false" fo:min-height="0.814cm" fo:min-width="2.664cm" fo:padding-top="0.135cm" fo:padding-bottom="0.135cm" fo:padding-left="0.26cm" fo:padding-right="0.26cm"/>
    </style:style>
    <style:style style:name="gr19" style:family="graphic" style:parent-style-name="standard">
      <style:graphic-properties svg:stroke-width="0.02cm" svg:stroke-color="#333333" draw:marker-start-width="0.23cm" draw:marker-end-width="0.23cm" draw:fill="solid" draw:fill-color="#b3b3b3" draw:textarea-horizontal-align="justify" draw:textarea-vertical-align="middle" draw:auto-grow-height="false" fo:padding-top="0.1cm" fo:padding-bottom="0.1cm" fo:padding-left="0.1cm" fo:padding-right="0.1cm" fo:wrap-option="wrap"/>
    </style:style>
    <style:style style:name="gr20" style:family="graphic" style:parent-style-name="objectwithoutfill">
      <style:graphic-properties svg:stroke-width="0.05cm" svg:stroke-color="#000080" draw:marker-start="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cm" svg:stroke-color="#000080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2cm" svg:stroke-color="#000080" draw:marker-start-width="0.23cm" draw:marker-end-width="0.23cm" draw:fill="solid" draw:fill-color="#00ffff" draw:textarea-horizontal-align="justify" draw:textarea-vertical-align="middle" draw:auto-grow-height="false" fo:padding-top="0.135cm" fo:padding-bottom="0.135cm" fo:padding-left="0.26cm" fo:padding-right="0.26cm"/>
    </style:style>
    <style:style style:name="gr23" style:family="graphic" style:parent-style-name="standard">
      <style:graphic-properties svg:stroke-color="#808019" draw:fill="solid" draw:fill-color="#ffff99" draw:textarea-horizontal-align="justify" draw:textarea-vertical-align="middle" draw:auto-grow-height="false" fo:wrap-option="wrap" draw:shadow="hidden" draw:shadow-offset-x="0.1cm" draw:shadow-offset-y="0.1cm" draw:shadow-color="#b3b3b3"/>
    </style:style>
    <style:style style:name="gr24" style:family="graphic" style:parent-style-name="objectwithoutfill">
      <style:graphic-properties svg:stroke-width="0.02cm" svg:stroke-color="#000000" draw:marker-start-width="0.23cm" draw:marker-end="Arrowheads_20_1" draw:marker-end-width="0.33cm" draw:fill="none" draw:textarea-vertical-align="middle" fo:padding-top="0.135cm" fo:padding-bottom="0.135cm" fo:padding-left="0.26cm" fo:padding-right="0.26cm"/>
    </style:style>
    <style:style style:name="gr25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gr26" style:family="graphic" style:parent-style-name="standard">
      <style:graphic-properties svg:stroke-width="0.02cm" svg:stroke-color="#000080" draw:marker-start-width="0.23cm" draw:marker-end-width="0.23cm" draw:fill="solid" draw:fill-color="#00ffff" draw:textarea-horizontal-align="justify" draw:textarea-vertical-align="middle" draw:auto-grow-height="false" fo:padding-top="0.1cm" fo:padding-bottom="0.1cm" fo:padding-left="0.1cm" fo:padding-right="0.1cm" fo:wrap-option="wrap"/>
    </style:style>
    <style:style style:name="gr27" style:family="graphic" style:parent-style-name="standard">
      <style:graphic-properties svg:stroke-color="#808019" draw:fill="solid" draw:fill-color="#ffff99" draw:textarea-horizontal-align="justify" draw:textarea-vertical-align="middle" draw:auto-grow-height="false" fo:min-height="1.286cm" fo:min-width="2.034cm" fo:wrap-option="wrap" draw:shadow="hidden" draw:shadow-offset-x="0.1cm" draw:shadow-offset-y="0.1cm" draw:shadow-color="#b3b3b3"/>
    </style:style>
    <style:style style:name="P1" style:family="paragraph">
      <loext:graphic-properties draw:fill="solid" draw:fill-color="#99ccff"/>
      <style:paragraph-properties fo:text-align="center"/>
    </style:style>
    <style:style style:name="P2" style:family="paragraph">
      <style:paragraph-properties fo:text-align="center"/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="solid" draw:fill-color="#ff9966"/>
      <style:paragraph-properties fo:text-align="center"/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solid" draw:fill-color="#ff9966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style:font-name="DejaVu Sans Condensed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7" style:family="paragraph">
      <loext:graphic-properties draw:fill="none"/>
      <style:paragraph-properties fo:text-align="center"/>
      <style:text-properties style:font-name="DejaVu Sans Condensed" fo:font-size="10.5pt" style:font-size-asian="10.5pt" style:font-size-complex="10.5pt"/>
    </style:style>
    <style:style style:name="P8" style:family="paragraph">
      <loext:graphic-properties draw:fill="solid" draw:fill-color="#ff8080"/>
      <style:paragraph-properties fo:text-align="center"/>
    </style:style>
    <style:style style:name="P9" style:family="paragraph">
      <loext:graphic-properties draw:fill="solid" draw:fill-color="#ffcc99"/>
      <style:paragraph-properties fo:text-align="center"/>
      <style:text-properties style:font-name="DejaVu Sans Condensed" fo:font-size="10.5pt" style:font-size-asian="10.5pt" style:font-size-complex="10.5pt"/>
    </style:style>
    <style:style style:name="P10" style:family="paragraph">
      <loext:graphic-properties draw:fill="solid" draw:fill-color="#996633"/>
      <style:paragraph-properties fo:text-align="center"/>
      <style:text-properties style:font-name="DejaVu Sans Condensed" fo:font-size="10.5pt" style:font-size-asian="10.5pt" style:font-size-complex="10.5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f6633"/>
      <style:paragraph-properties fo:text-align="center"/>
      <style:text-properties style:font-name="DejaVu Sans Condensed" fo:font-size="10.5pt" style:font-size-asian="10.5pt" style:font-size-complex="10.5pt"/>
    </style:style>
    <style:style style:name="P13" style:family="paragraph">
      <style:paragraph-properties fo:margin-left="0cm" fo:margin-right="0cm" fo:text-indent="0cm">
        <style:tab-stops/>
      </style:paragraph-properties>
    </style:style>
    <style:style style:name="P14" style:family="paragraph">
      <style:paragraph-properties fo:margin-top="0cm" fo:margin-bottom="0.2cm"/>
    </style:style>
    <style:style style:name="P15" style:family="paragraph">
      <loext:graphic-properties draw:fill="none" draw:fill-color="#ffffff"/>
      <style:text-properties style:font-name="DejaVu Sans Condensed" fo:font-size="10pt" style:font-size-asian="10pt" style:font-size-complex="10pt"/>
    </style:style>
    <style:style style:name="P16" style:family="paragraph">
      <style:paragraph-properties fo:margin-left="0cm" fo:margin-right="0cm" fo:text-align="center" fo:text-indent="0cm">
        <style:tab-stops/>
      </style:paragraph-properties>
      <style:text-properties fo:font-weight="bold" style:font-weight-asian="bold" style:font-weight-complex="bold"/>
    </style:style>
    <style:style style:name="P17" style:family="paragraph">
      <loext:graphic-properties draw:fill="solid" draw:fill-color="#00ffff"/>
      <style:paragraph-properties fo:margin-left="0cm" fo:margin-right="0cm" fo:text-align="center" fo:text-indent="0cm">
        <style:tab-stops/>
      </style:paragraph-properties>
      <style:text-properties style:font-name="DejaVu Sans Condensed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8" style:family="paragraph">
      <loext:graphic-properties draw:fill="solid" draw:fill-color="#00ffff"/>
      <style:paragraph-properties fo:text-align="center"/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P19" style:family="paragraph">
      <style:paragraph-properties fo:margin-left="0cm" fo:margin-right="0cm" fo:text-align="center" fo:text-indent="0cm">
        <style:tab-stops/>
      </style:paragraph-properties>
    </style:style>
    <style:style style:name="P20" style:family="paragraph">
      <loext:graphic-properties draw:fill="solid" draw:fill-color="#00ffff"/>
      <style:paragraph-properties fo:margin-left="0cm" fo:margin-right="0cm" fo:text-align="center" fo:text-indent="0cm">
        <style:tab-stops/>
      </style:paragraph-properties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="solid" draw:fill-color="#b3b3b3"/>
      <style:paragraph-properties fo:text-align="center"/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P22" style:family="paragraph">
      <style:paragraph-properties fo:text-align="center"/>
      <style:text-properties style:font-name="DejaVu Sans Condensed" fo:font-size="10pt" style:font-size-asian="10pt" style:font-size-complex="10pt"/>
    </style:style>
    <style:style style:name="P23" style:family="paragraph">
      <loext:graphic-properties draw:fill="solid" draw:fill-color="#ffff99"/>
      <style:paragraph-properties fo:text-align="center"/>
      <style:text-properties style:font-name="DejaVu Sans Condensed" fo:font-size="10pt" style:font-size-asian="10pt" style:font-size-complex="10pt"/>
    </style:style>
    <style:style style:name="P24" style:family="paragraph">
      <loext:graphic-properties draw:fill="solid" draw:fill-color="#666666"/>
      <style:paragraph-properties fo:text-align="center"/>
      <style:text-properties fo:color="#ffffff" style:font-name="DejaVu Serif Condensed" fo:font-size="12pt" fo:font-weight="bold" style:font-size-asian="12pt" style:font-weight-asian="bold" style:font-size-complex="12pt" style:font-weight-complex="bold"/>
    </style:style>
    <style:style style:name="P25" style:family="paragraph">
      <style:paragraph-properties fo:text-align="center"/>
      <style:text-properties style:font-name="DejaVu Sans Condensed" fo:font-size="7pt" fo:font-weight="bold" style:font-size-asian="7pt" style:font-weight-asian="bold" style:font-size-complex="7pt" style:font-weight-complex="bold"/>
    </style:style>
    <style:style style:name="P26" style:family="paragraph">
      <loext:graphic-properties draw:fill="solid" draw:fill-color="#00ffff"/>
      <style:paragraph-properties fo:text-align="center"/>
      <style:text-properties style:font-name="DejaVu Sans Condensed" fo:font-size="7pt" fo:font-weight="bold" style:font-size-asian="7pt" style:font-weight-asian="bold" style:font-size-complex="7pt" style:font-weight-complex="bold"/>
    </style:style>
    <style:style style:name="P27" style:family="paragraph">
      <style:paragraph-properties fo:text-align="center"/>
      <style:text-properties style:font-name="DejaVu Sans Condensed" fo:font-size="8pt" style:font-size-asian="8pt" style:font-size-complex="8pt"/>
    </style:style>
    <style:style style:name="P28" style:family="paragraph">
      <loext:graphic-properties draw:fill="solid" draw:fill-color="#ffff99"/>
      <style:paragraph-properties fo:text-align="center"/>
      <style:text-properties style:font-name="DejaVu Sans Condensed" fo:font-size="8pt" style:font-size-asian="8pt" style:font-size-complex="8pt"/>
    </style:style>
    <style:style style:name="T1" style:family="text"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DejaVu Sans Condensed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3" style:family="text">
      <style:text-properties style:font-name="DejaVu Sans Condensed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font-name="DejaVu Sans Condensed" fo:font-size="10pt" style:font-size-asian="10pt" style:font-size-complex="10pt"/>
    </style:style>
    <style:style style:name="T5" style:family="text">
      <style:text-properties style:font-name="DejaVu Sans Condense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DejaVu Sans Condensed" fo:font-size="10pt" fo:font-style="normal" fo:text-shadow="none" style:text-underline-style="none" fo:font-weight="normal" style:letter-kerning="true" style:font-name-asian="unifont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font-name="DejaVu Serif Condense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cm" svg:height="3.839cm" svg:x="10.5cm" svg:y="2.5cm">
          <text:p/>
          <draw:enhanced-geometry svg:viewBox="0 0 21600 21600" draw:path-stretchpoint-x="10800" draw:path-stretchpoint-y="10800" draw:text-areas="?f3 ?f4 ?f5 ?f6" draw:type="round-rectangle" draw:modifiers="1886.83181225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2.7cm" svg:height="1.2cm" svg:x="10.8cm" svg:y="4.839cm">
          <text:p text:style-name="P2"><text:span text:style-name="T1">Acquér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2" draw:id="id2" draw:layer="layout" svg:width="2.7cm" svg:height="1.2cm" svg:x="14.5cm" svg:y="4.839cm">
          <text:p text:style-name="P4"><text:span text:style-name="T1">Trai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3" draw:id="id3" draw:layer="layout" svg:width="3cm" svg:height="1.2cm" svg:x="18.1cm" svg:y="4.839cm">
          <text:p text:style-name="P4"><text:span text:style-name="T1">Communiqu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4.5cm" svg:height="0.75cm" svg:x="16.8cm" svg:y="2.55cm">
          <draw:text-box>
            <text:p><text:span text:style-name="T2">Chaîne </text:span><text:span text:style-name="T2">d'informati</text:span><text:span text:style-name="T2">on</text:span></text:p>
          </draw:text-box>
        </draw:frame>
        <draw:line draw:style-name="gr4" draw:text-style-name="P7" draw:layer="layout" svg:x1="7.5cm" svg:y1="5.139cm" svg:x2="10.8cm" svg:y2="5.139cm">
          <text:p/>
        </draw:line>
        <draw:line draw:style-name="gr4" draw:text-style-name="P7" draw:layer="layout" svg:x1="21.1cm" svg:y1="5.139cm" svg:x2="22.4cm" svg:y2="5.139cm">
          <text:p/>
        </draw:line>
        <draw:custom-shape draw:style-name="gr5" draw:text-style-name="P8" draw:layer="layout" svg:width="17.8cm" svg:height="5.261cm" svg:x="7.7cm" svg:y="10.539cm">
          <text:p/>
          <draw:enhanced-geometry svg:viewBox="0 0 21600 21600" draw:path-stretchpoint-x="10800" draw:path-stretchpoint-y="10800" draw:text-areas="?f3 ?f4 ?f5 ?f6" draw:type="round-rectangle" draw:modifiers="1886.83181225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2.7cm" svg:height="1.2cm" svg:x="8.1cm" svg:y="10.939cm">
          <text:p text:style-name="P2"><text:span text:style-name="T1">Alim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5" draw:id="id5" draw:layer="layout" svg:width="2.7cm" svg:height="1.2cm" svg:x="11.8cm" svg:y="10.939cm">
          <text:p text:style-name="P4"><text:span text:style-name="T1">Distribu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6" draw:id="id6" draw:layer="layout" svg:width="3cm" svg:height="1.2cm" svg:x="15.4cm" svg:y="10.939cm">
          <text:p text:style-name="P4"><text:span text:style-name="T1">Convert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4.5cm" svg:height="0.75cm" svg:x="14.5cm" svg:y="15.15cm">
          <draw:text-box>
            <text:p><text:span text:style-name="T2">Chaîne d'énergie</text:span></text:p>
          </draw:text-box>
        </draw:frame>
        <draw:line draw:style-name="gr6" draw:text-style-name="P7" draw:layer="layout" svg:x1="5.3cm" svg:y1="11.5cm" svg:x2="8.1cm" svg:y2="11.5cm">
          <text:p/>
        </draw:line>
        <draw:custom-shape draw:style-name="gr2" draw:text-style-name="P5" xml:id="id7" draw:id="id7" draw:layer="layout" svg:width="3cm" svg:height="1.2cm" svg:x="19.3cm" svg:y="10.939cm">
          <text:p text:style-name="P4"><text:span text:style-name="T1">Transmett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7" draw:layer="layout" svg:x1="22.3cm" svg:y1="11.639cm" svg:x2="23.2cm" svg:y2="11.639cm">
          <text:p/>
        </draw:line>
        <draw:custom-shape draw:style-name="gr7" draw:text-style-name="P9" draw:layer="layout" svg:width="0.6cm" svg:height="0.8cm" svg:x="23.7cm" svg:y="8.9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0" draw:layer="layout" svg:width="0.6cm" svg:height="2.361cm" svg:x="23.8cm" svg:y="13.539cm">
          <text:p/>
          <draw:enhanced-geometry svg:viewBox="0 0 21600 21600" draw:text-areas="?f0 0 ?f2 ?f5" draw:type="down-arrow" draw:modifiers="18472.4809483489 5966.0565723793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2" draw:layer="layout" svg:width="1.7cm" svg:height="3.8cm" svg:x="23.2cm" svg:y="9.739cm">
          <text:p text:style-name="P11"><text:span text:style-name="T1">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7" draw:layer="layout" svg:x1="24.9cm" svg:y1="10.139cm" svg:x2="25.8cm" svg:y2="10.139cm">
          <text:p/>
        </draw:line>
        <draw:connector draw:style-name="gr10" draw:text-style-name="P7" draw:layer="layout" svg:x1="13.5cm" svg:y1="5.439cm" svg:x2="14.5cm" svg:y2="5.439cm" draw:start-shape="id1" draw:start-glue-point="1" draw:end-shape="id2" svg:d="M13500 5439h1000" svg:viewBox="0 0 1001 1">
          <text:p/>
        </draw:connector>
        <draw:connector draw:style-name="gr10" draw:text-style-name="P7" draw:layer="layout" svg:x1="17.2cm" svg:y1="5.439cm" svg:x2="18.1cm" svg:y2="5.439cm" draw:start-shape="id2" draw:start-glue-point="1" draw:end-shape="id3" draw:end-glue-point="3" svg:d="M17200 5439h900" svg:viewBox="0 0 901 1">
          <text:p/>
        </draw:connector>
        <draw:connector draw:style-name="gr11" draw:text-style-name="P7" draw:layer="layout" svg:x1="10.8cm" svg:y1="11.539cm" svg:x2="11.8cm" svg:y2="11.539cm" draw:start-shape="id4" draw:start-glue-point="1" draw:end-shape="id5" draw:end-glue-point="3" svg:d="M10800 11539h1000" svg:viewBox="0 0 1001 1">
          <text:p/>
        </draw:connector>
        <draw:connector draw:style-name="gr11" draw:text-style-name="P7" draw:layer="layout" svg:x1="14.5cm" svg:y1="11.539cm" svg:x2="15.4cm" svg:y2="11.539cm" draw:start-shape="id5" draw:start-glue-point="1" draw:end-shape="id6" draw:end-glue-point="3" svg:d="M14500 11539h900" svg:viewBox="0 0 901 1">
          <text:p/>
        </draw:connector>
        <draw:connector draw:style-name="gr11" draw:text-style-name="P7" draw:layer="layout" svg:x1="18.4cm" svg:y1="11.539cm" svg:x2="19.3cm" svg:y2="11.539cm" draw:start-shape="id6" draw:start-glue-point="1" draw:end-shape="id7" draw:end-glue-point="3" svg:d="M18400 11539h900" svg:viewBox="0 0 901 1">
          <text:p/>
        </draw:connector>
        <draw:line draw:style-name="gr12" draw:text-style-name="P7" draw:layer="layout" svg:x1="12.1cm" svg:y1="6.639cm" svg:x2="12.1cm" svg:y2="6.039cm">
          <text:p/>
        </draw:line>
        <draw:line draw:style-name="gr12" draw:text-style-name="P7" draw:layer="layout" svg:x1="15.8cm" svg:y1="6.639cm" svg:x2="15.8cm" svg:y2="6.039cm">
          <text:p/>
        </draw:line>
        <draw:line draw:style-name="gr12" draw:text-style-name="P7" draw:layer="layout" svg:x1="19.7cm" svg:y1="6.639cm" svg:x2="19.7cm" svg:y2="6.039cm">
          <text:p/>
        </draw:line>
        <draw:line draw:style-name="gr12" draw:text-style-name="P7" draw:layer="layout" svg:x1="12.8cm" svg:y1="4.3cm" svg:x2="12.8cm" svg:y2="4.9cm">
          <text:p/>
        </draw:line>
        <draw:line draw:style-name="gr12" draw:text-style-name="P7" draw:layer="layout" svg:x1="13.1cm" svg:y1="10.339cm" svg:x2="13.1cm" svg:y2="10.939cm">
          <text:p/>
        </draw:line>
        <draw:line draw:style-name="gr12" draw:text-style-name="P7" draw:layer="layout" svg:x1="16.9cm" svg:y1="10.339cm" svg:x2="16.9cm" svg:y2="10.939cm">
          <text:p/>
        </draw:line>
        <draw:line draw:style-name="gr12" draw:text-style-name="P7" draw:layer="layout" svg:x1="20.8cm" svg:y1="10.339cm" svg:x2="20.8cm" svg:y2="10.939cm">
          <text:p/>
        </draw:line>
        <draw:frame draw:style-name="gr13" draw:text-style-name="P15" draw:layer="layout" svg:width="18.2cm" svg:height="3.728cm" svg:x="1cm" svg:y="16.339cm">
          <draw:text-box>
            <text:p><text:span text:style-name="T3">Supports</text:span><text:span text:style-name="T4"> : Balise lumineuse – Bielle et manivelle – Moteur – Contacteur – Télécommande et récepteur HF – </text:span></text:p>
            <text:p text:style-name="P13"><text:span text:style-name="T4"><text:tab/></text:span><text:span text:style-name="T4">Panneaux photovoltaïques – Capteur couple moteur – Batteries – Boutons de commande – Réducteur –</text:span></text:p>
            <text:p text:style-name="P14"><text:span text:style-name="T4"><text:tab/></text:span><text:span text:style-name="T4">Micro-contrôleur</text:span></text:p>
            <text:p text:style-name="P14"><text:span text:style-name="T3">Fonctions </text:span><text:span text:style-name="T4">: Convertir – Traiter – Alimenter – Communiquer – Transmettre – Acquérir <text:s/>- Distribuer</text:span></text:p>
            <text:p text:style-name="P14"><text:span text:style-name="T3">Fonctions d'usage</text:span><text:span text:style-name="T4"> : Vantail en position initiale - Vantail en position finale</text:span></text:p>
            <text:p><text:span text:style-name="T3">Flux </text:span><text:span text:style-name="T4">: Commandes utilisateur - Énergie rayonnante – Détection couple actionneur - <text:s/>Énergie électrique – </text:span></text:p>
            <text:p><text:span text:style-name="T4"><text:tab/></text:span><text:span text:style-name="T4">Ordres de commande - </text:span><text:span text:style-name="T4"><text:tab/></text:span><text:span text:style-name="T4">Énergie mécanique – Informations radio du vantail esclave - Énergie chimique</text:span></text:p>
          </draw:text-box>
        </draw:frame>
        <draw:custom-shape draw:style-name="gr14" draw:text-style-name="P17" draw:layer="layout" svg:width="3.4cm" svg:height="1.339cm" svg:x="8.1cm" svg:y="9cm">
          <text:p text:style-name="P16"><text:span text:style-name="T5">Panneaux photovoltaïqu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8" draw:layer="layout" svg:width="4.2cm" svg:height="1.141cm" svg:x="14.9cm" svg:y="9.2cm">
          <text:p text:style-name="P2"><text:span text:style-name="T1">Moteur</text:span></text:p>
          <text:p text:style-name="P2"><text:span text:style-name="T1">Capteur couple mo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draw:layer="layout" svg:width="2.7cm" svg:height="1.541cm" svg:x="19.5cm" svg:y="8.8cm">
          <text:p text:style-name="P19"><text:span text:style-name="T4"/></text:p>
          <text:p text:style-name="P19"><text:span text:style-name="T1">Bielle et manivelle</text:span></text:p>
          <text:p text:style-name="P19"><text:span text:style-name="T1">Réduc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2.899cm" svg:height="1.2cm" svg:x="14.501cm" svg:y="6.74cm">
          <text:p text:style-name="P2"><text:span text:style-name="T1">Micro-contrôl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3.3cm" svg:height="1.2cm" svg:x="18.2cm" svg:y="6.741cm">
          <text:p text:style-name="P2"><text:span text:style-name="T1">Balise lumine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2.7cm" svg:height="1.2cm" svg:x="22.7cm" svg:y="7.6cm">
          <text:p text:style-name="P2">Portail en position initi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7" draw:layer="layout" svg:x1="9.5cm" svg:y1="5.8cm" svg:x2="10.8cm" svg:y2="5.8cm">
          <text:p/>
        </draw:line>
        <draw:line draw:style-name="gr20" draw:text-style-name="P7" draw:layer="layout" svg:x1="9.5cm" svg:y1="5.8cm" svg:x2="9.5cm" svg:y2="8.539cm">
          <text:p/>
        </draw:line>
        <draw:line draw:style-name="gr20" draw:text-style-name="P7" draw:layer="layout" svg:x1="12.4cm" svg:y1="8.539cm" svg:x2="9.5cm" svg:y2="8.539cm">
          <text:p/>
        </draw:line>
        <draw:line draw:style-name="gr20" draw:text-style-name="P7" draw:layer="layout" svg:x1="12.4cm" svg:y1="8.539cm" svg:x2="12.4cm" svg:y2="10.939cm">
          <text:p/>
        </draw:line>
        <draw:line draw:style-name="gr4" draw:text-style-name="P7" draw:layer="layout" svg:x1="13.8cm" svg:y1="8.539cm" svg:x2="13.8cm" svg:y2="10.939cm">
          <text:p/>
        </draw:line>
        <draw:line draw:style-name="gr21" draw:text-style-name="P7" draw:layer="layout" svg:x1="13.8cm" svg:y1="8.527cm" svg:x2="22.1cm" svg:y2="8.539cm">
          <text:p/>
        </draw:line>
        <draw:line draw:style-name="gr21" draw:text-style-name="P7" draw:layer="layout" svg:x1="22.1cm" svg:y1="5.8cm" svg:x2="22.1cm" svg:y2="8.539cm">
          <text:p/>
        </draw:line>
        <draw:line draw:style-name="gr21" draw:text-style-name="P7" draw:layer="layout" svg:x1="22.1cm" svg:y1="5.8cm" svg:x2="21.1cm" svg:y2="5.8cm">
          <text:p/>
        </draw:line>
        <draw:custom-shape draw:style-name="gr22" draw:text-style-name="P18" draw:layer="layout" svg:width="2.7cm" svg:height="1.2cm" svg:x="11.701cm" svg:y="9.14cm">
          <text:p text:style-name="P2"><text:span text:style-name="T1">Contac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3" draw:layer="layout" svg:width="2.7cm" svg:height="1.4cm" draw:transform="rotate (0.799186264488204) translate (4.3cm 9.835cm)">
          <text:p text:style-name="P22"><text:span text:style-name="T4">Énergie rayonnant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7" draw:layer="layout" svg:x1="5.3cm" svg:y1="10.7cm" svg:x2="5.3cm" svg:y2="11.4cm">
          <text:p/>
        </draw:line>
        <draw:custom-shape draw:style-name="gr23" draw:text-style-name="P23" draw:layer="layout" svg:width="2.7cm" svg:height="1.4cm" draw:transform="rotate (0.799186264488204) translate (7.014cm 14.635cm)">
          <text:p text:style-name="P11"><text:span text:style-name="T6"><text:s/></text:span><text:span text:style-name="T4">Énergie chimi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7" draw:layer="layout" svg:x1="8.9cm" svg:y1="12.8cm" svg:x2="8.9cm" svg:y2="12.1cm">
          <text:p/>
        </draw:line>
        <draw:custom-shape draw:style-name="gr23" draw:text-style-name="P23" draw:layer="layout" svg:width="2.7cm" svg:height="1.4cm" draw:transform="rotate (0.799186264488204) translate (9.514cm 14.224cm)">
          <text:p text:style-name="P11"><text:span text:style-name="T6"><text:s/></text:span><text:span text:style-name="T4">Énergie électriqu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7" draw:layer="layout" svg:x1="11.4cm" svg:y1="12.389cm" svg:x2="11.4cm" svg:y2="11.689cm">
          <text:p/>
        </draw:line>
        <draw:custom-shape draw:style-name="gr23" draw:text-style-name="P23" draw:layer="layout" svg:width="2.7cm" svg:height="1.4cm" draw:transform="rotate (0.799186264488204) translate (13.115cm 14.174cm)">
          <text:p text:style-name="P22"><text:span text:style-name="T4">Énergie électri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7" draw:layer="layout" svg:x1="15.001cm" svg:y1="12.339cm" svg:x2="15.001cm" svg:y2="11.639cm">
          <text:p/>
        </draw:line>
        <draw:custom-shape draw:style-name="gr23" draw:text-style-name="P23" draw:layer="layout" svg:width="2.7cm" svg:height="1.4cm" draw:transform="rotate (0.799186264488204) translate (16.916cm 14.124cm)">
          <text:p text:style-name="P22"><text:span text:style-name="T4">Énergie mécani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7" draw:layer="layout" svg:x1="18.802cm" svg:y1="12.289cm" svg:x2="18.802cm" svg:y2="11.589cm">
          <text:p/>
        </draw:line>
        <draw:custom-shape draw:style-name="gr23" draw:text-style-name="P23" draw:layer="layout" svg:width="2.7cm" svg:height="1.4cm" draw:transform="rotate (0.799186264488204) translate (20.717cm 14.174cm)">
          <text:p text:style-name="P22"><text:span text:style-name="T4">Énergie mécani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7" draw:layer="layout" svg:x1="22.603cm" svg:y1="12.339cm" svg:x2="22.603cm" svg:y2="11.639cm">
          <text:p/>
        </draw:line>
        <draw:custom-shape draw:style-name="gr25" draw:text-style-name="P24" draw:layer="layout" svg:width="11.923cm" svg:height="0.699cm" svg:x="0.977cm" svg:y="1cm">
          <text:p><text:span text:style-name="T7">Portail SET : étude des chaînes d'information/énerg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draw:layer="layout" svg:width="3.2cm" svg:height="1.5cm" svg:x="10.5cm" svg:y="6.8cm">
          <text:p text:style-name="P25"><text:span text:style-name="T1">Boutons de commande</text:span></text:p>
          <text:p text:style-name="P25"><text:span text:style-name="T1">Télécommande et récepteur H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2.7cm" svg:height="1.2cm" svg:x="22.7cm" svg:y="16cm">
          <text:p text:style-name="P2">Portail en position fina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3" draw:layer="layout" svg:width="2.7cm" svg:height="1.4cm" draw:transform="rotate (0.799186264488204) translate (22.7cm 6.135cm)">
          <text:p text:style-name="P22"><text:span text:style-name="T4">Ordres de comman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7" draw:layer="layout" svg:x1="22.8cm" svg:y1="6.1cm" svg:x2="22.1cm" svg:y2="6.1cm">
          <text:p/>
        </draw:line>
        <draw:custom-shape draw:style-name="gr27" draw:text-style-name="P28" draw:layer="layout" svg:width="2.7cm" svg:height="1.702cm" draw:transform="rotate (0.799186264488204) translate (11.598cm 3.324cm)">
          <text:p text:style-name="P27"><text:span text:style-name="T4">Informations radio du vantail escl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7" draw:layer="layout" svg:x1="7.7cm" svg:y1="4.5cm" svg:x2="7.7cm" svg:y2="5.2cm">
          <text:p/>
        </draw:line>
        <draw:custom-shape draw:style-name="gr23" draw:text-style-name="P28" draw:layer="layout" svg:width="2.7cm" svg:height="1.4cm" draw:transform="rotate (0.799186264488204) translate (6.714cm 3.735cm)">
          <text:p text:style-name="P27"><text:span text:style-name="T4">Commandes utilis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7" draw:layer="layout" svg:x1="8.8cm" svg:y1="6.6cm" svg:x2="9.5cm" svg:y2="6.6cm">
          <text:p/>
        </draw:line>
        <draw:custom-shape draw:style-name="gr23" draw:text-style-name="P28" draw:layer="layout" svg:width="2.7cm" svg:height="1.4cm" draw:transform="rotate (0.799186264488204) translate (6.3cm 7.224cm)">
          <text:p text:style-name="P27"><text:span text:style-name="T4">Détection couple actionn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7" draw:layer="layout" svg:x1="9.7cm" svg:y1="10.3cm" svg:x2="9.7cm" svg:y2="11.0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1131 1580" svg:d="M1013 1491l118 89-567-1580-564 1580 114-85 136-68 148-46 161-17 161 13 153 4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zer </meta:initial-creator>
    <meta:creation-date>2013-09-11T23:10:25.706644052</meta:creation-date>
    <dc:date>2018-10-15T08:48:00.919651037</dc:date>
    <meta:editing-duration>PT1H23M30S</meta:editing-duration>
    <meta:editing-cycles>21</meta:editing-cycles>
    <meta:generator>LibreOffice/6.0.4.2$Linux_X86_64 LibreOffice_project/00m0$Build-2</meta:generator>
    <meta:document-statistic meta:object-count="70"/>
  </office:meta>
</office:document-meta>
</file>